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Heading_20_1" style:master-page-name="MP0">
      <style:paragraph-properties style:page-number="auto" fo:break-before="page"/>
      <style:text-properties style:font-name="Calibri" fo:font-size="14pt" fo:language="en" fo:country="GB" officeooo:rsid="0017d53c" officeooo:paragraph-rsid="0017d53c" style:font-size-asian="14pt" style:font-size-complex="14pt"/>
    </style:style>
    <style:style style:name="P2" style:family="paragraph" style:parent-style-name="Text_20_body">
      <style:text-properties style:font-name="Calibri" fo:font-size="14pt" fo:language="en" fo:country="GB" style:font-size-asian="14pt" style:font-size-complex="14pt"/>
    </style:style>
    <style:style style:name="P3" style:family="paragraph" style:parent-style-name="Text_20_body">
      <style:text-properties officeooo:paragraph-rsid="0017d53c"/>
    </style:style>
    <style:style style:name="T1" style:family="text">
      <style:text-properties style:font-name="Calibri" fo:font-size="14pt" fo:language="en" fo:country="GB" style:font-size-asian="14pt" style:font-size-complex="14pt"/>
    </style:style>
    <style:style style:name="T2" style:family="text">
      <style:text-properties style:font-name="Calibri" fo:font-size="14pt" fo:language="en" fo:country="GB" officeooo:rsid="00176ee6" style:font-size-asian="14pt" style:font-size-complex="14pt"/>
    </style:style>
    <style:style style:name="T3" style:family="text">
      <style:text-properties style:font-name="Calibri" fo:font-size="14pt" fo:language="en" fo:country="GB" officeooo:rsid="0017d53c" style:font-size-asian="14pt" style:font-size-complex="14pt"/>
    </style:style>
    <style:style style:name="T4" style:family="text">
      <style:text-properties officeooo:rsid="0017d5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o de motivación</text:h>
      <text:p text:style-name="Text_20_body"><text:span text:style-name="T1"/></text:p>
      <text:p text:style-name="Text_20_body"><text:span text:style-name="T1">Mi nombre es Víctor Ballester, y actualmente estoy </text:span><text:span text:style-name="T2">matriculado</text:span><text:span text:style-name="T1"> en el </text:span><text:span text:style-name="T2">segundo año de máster d</text:span><text:span text:style-name="T1">e </text:span><text:span text:style-name="T2">m</text:span><text:span text:style-name="T1">atemáticas </text:span><text:span text:style-name="T2">a</text:span><text:span text:style-name="T1">plicadas y </text:span><text:span text:style-name="T2">t</text:span><text:span text:style-name="T1">eóricas en la Universidad Paris-Dauphine, tras graduarme en </text:span><text:span text:style-name="T2">m</text:span><text:span text:style-name="T1">atemáticas </text:span><text:span text:style-name="T2">el pasado julio</text:span><text:span text:style-name="T1"> en la Universidad Autónoma de Barcelona (UAB). Durante años, he sentido una gran atracción por las </text:span><text:span text:style-name="T2">c</text:span><text:span text:style-name="T1">iencias </text:span><text:span text:style-name="T2">m</text:span><text:span text:style-name="T1">atemáticas, especialmente en Matemáticas Aplicadas y Física. Me considero una persona decidida y trabajadora. Estas cualidades, junto con las amistades que he forjado a lo largo de los años, me han permitido mejorar en varios aspectos de mi vida, especialmente en Matemáticas.</text:span></text:p>
      <text:p text:style-name="Text_20_body"><text:span text:style-name="T1"/></text:p>
      <text:p text:style-name="Text_20_body"><text:span text:style-name="T1">Durante </text:span><text:span text:style-name="T2">mi educación</text:span><text:span text:style-name="T1"> secundaria, las </text:span><text:span text:style-name="T2">m</text:span><text:span text:style-name="T1">atemáticas fueron sin duda mi materia favorita. Mostré un gran interés en el tema, a menudo completando ejercicios y exámenes más rápido que mis compañeros de clase. Por lo tanto, mi decisión de seguir </text:span><text:span text:style-name="T2">estudiando m</text:span><text:span text:style-name="T1">atemáticas a nivel universitario estaba clara. Durante mi primer año en la UAB, me encontré rodeado de personas con intereses similares, lo que enriqueció enormemente el entorno de aprendizaje. A medida que avanzaban mis estudios, aumentaba mi competencia en </text:span><text:span text:style-name="T2">m</text:span><text:span text:style-name="T1">atemáticas. Completé mis estudios de grado con una nota media de 9.42, obteniendo </text:span><text:span text:style-name="T2">matrícula de honor</text:span><text:span text:style-name="T1"> en 186 de 240 créditos. En particular, mi proyecto final de </text:span><text:span text:style-name="T2">grado</text:span><text:span text:style-name="T1">, que </text:span><text:span text:style-name="T2">trataba sobre</text:span><text:span text:style-name="T1"> la dinámica </text:span><text:span text:style-name="T2">y estabilidad </text:span><text:span text:style-name="T1">de l</text:span><text:span text:style-name="T2">o</text:span><text:span text:style-name="T1">s </text:span><text:span text:style-name="T2">satélites </text:span><text:span text:style-name="T1">en órbita terrestre, obtuvo una puntuación perfecta de 10.0/10.0. Poco después de completar mis estudios de grado, fui honrado con el </text:span><text:span text:style-name="T2">p</text:span><text:span text:style-name="T1">remio </text:span><text:span text:style-name="T2">e</text:span><text:span text:style-name="T1">xtraordinario de la </text:span><text:span text:style-name="T2">f</text:span><text:span text:style-name="T1">acultad de </text:span><text:span text:style-name="T2">c</text:span><text:span text:style-name="T1">iencias de la UAB, que me reconoció como el mejor estudiante de mi promoción.</text:span></text:p>
      <text:p text:style-name="Text_20_body"><text:span text:style-name="T1"/></text:p>
      <text:p text:style-name="P2">El pasado septiembre marcó el comienzo de mi nueva etapa en París. Me otorgaron una beca de la para realizar estudios avanzados en la Universidad Paris-Dauphine. El alto nivel de exigencia en Francia, y particularmente en la Universidad Paris-Dauphine, junto con mi espíritu competitivo y mis talentosos compañeros de clase, me anima continuamente a destacar en cualquier subcampo de las Matemáticas. En Paris-Dauphine, me estoy especializando en dinámica de fluidos computacional, y mi tesis de maestría se centra en la transición de la turbulencia 2D a 3D.</text:p>
      <text:p text:style-name="P3"><text:soft-page-break/><text:span text:style-name="T3">Tal y como he comentado en mi proyecto de estudio, mi </text:span><text:span text:style-name="T1">próximo propósito es realizar un doctorado en </text:span><text:span text:style-name="T3">m</text:span><text:span text:style-name="T1">atemáticas </text:span><text:span text:style-name="T3">a</text:span><text:span text:style-name="T1">plicadas, especializándome en dinámica de fluidos computaciona</text:span><text:span text:style-name="T3">l aplicada a alas de aviones. Ahora mismo mi preferencia principal es el Imperial College of London, que es reconocido como una de las instituciones académicas más destacadas a nivel mundial.</text:span></text:p>
      <text:p text:style-name="Text_20_body"><text:span text:style-name="T1"/></text:p>
      <text:p text:style-name="P2">Más allá de mis intereses académicos, he participado activamente en competiciones de Matemáticas, logrando un éxito notable. Más recientemente, me clasifiqué como el segundo mejor individual español en la división oeste de la <text:span text:style-name="T4">c</text:span>ompetición de <text:span text:style-name="T4">m</text:span>atemáticas Simon Marais. Además, he pasado años impartiendo clases particulares a estudiantes de secundaria, adquiriendo habilidades esenciales como empatía, paciencia y habilidades de comunicación.</text:p>
      <text:p text:style-name="Text_20_body"><text:span text:style-name="T1"/></text:p>
      <text:p text:style-name="P2">En resumen, mi formación académica me <text:span text:style-name="T4">deja en buen lugar </text:span>para seguir <text:span text:style-name="T4">cursando </text:span>estudios de doctorado en el extranjero. La concesión de esta beca me permitiría continuar ampliando mis conocimientos de <text:span text:style-name="T4">m</text:span>atemáticas <text:span text:style-name="T4">computacionales </text:span>en una universidad de <text:span text:style-name="T4">alto </text:span>prestig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creation-date>2023-01-27T10:28:00Z</meta:creation-date>
    <dc:date>2024-02-01T09:34:48.361544981</dc:date>
    <meta:editing-cycles>16</meta:editing-cycles>
    <meta:editing-duration>PT14H47M47S</meta:editing-duration>
    <meta:document-statistic meta:table-count="0" meta:image-count="0" meta:object-count="0" meta:page-count="2" meta:paragraph-count="7" meta:word-count="492" meta:character-count="3232" meta:non-whitespace-character-count="2747"/>
    <meta:template xlink:type="simple" xlink:actuate="onRequest" xlink:title="" xlink:href="../../../Downloads/laCaixa.odt/Normal.dotm"/>
  </office:meta>
</office:document-meta>
</file>